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SAQUIRAY TAMANI EDWIN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IQT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EDWIN SAQUIRAY TAMANI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4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FR. ROJO:</text:p>
          </table:table-cell>
          <table:covered-table-cell/>
          <table:table-cell table:style-name="Tabla1.C5" table:number-columns-spanned="2" office:value-type="string">
            <text:p text:style-name="P19">4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1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234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12:35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88801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6T21:49:05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